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2pt solid #000000" fo:border-right="thick solid #000000"/>
    </style:style>
    <style:style style:name="ce6" style:family="table-cell" style:parent-style-name="Default" style:data-style-name="N0">
      <style:table-cell-properties fo:border-top="2pt solid #000000" fo:border-bottom="none" fo:border-left="2pt solid #000000" fo:border-right="thick solid #000000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thick solid #000000"/>
    </style:style>
    <style:style style:name="ce9" style:family="table-cell" style:parent-style-name="Default" style:data-style-name="N0">
      <style:table-cell-properties fo:border-top="2pt solid #000000" fo:border-bottom="none" fo:border-left="thick solid #000000" fo:border-right="thick solid #000000"/>
    </style:style>
    <style:style style:name="ce10" style:family="table-cell" style:parent-style-name="Default" style:data-style-name="N0">
      <style:table-cell-properties fo:border-top="2pt solid #000000" fo:border-bottom="2pt solid #000000" fo:border-left="thick solid #000000" fo:border-right="thick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ck solid #000000" fo:border-right="thick solid #000000"/>
    </style:style>
    <style:style style:name="ce12" style:family="table-cell" style:parent-style-name="Default" style:data-style-name="N0">
      <style:table-cell-properties fo:border-top="none" fo:border-bottom="2pt solid #000000" fo:border-left="thick solid #000000" fo:border-right="thick solid #000000"/>
    </style:style>
    <style:style style:name="co1" style:family="table-column">
      <style:table-column-properties fo:break-before="auto" style:column-width="19.9760416666667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7">
            <text:p>Historia de usuario</text:p>
          </table:table-cell>
          <table:table-cell office:value-type="string" table:style-name="ce10">
            <text:p>Estado</text:p>
          </table:table-cell>
          <table:table-cell office:value-type="string" table:style-name="ce4">
            <text:p>Estimacion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Yo como: administrador Quiero: registrar un cliente Para: llevar un registro de mis clientes</text:p>
          </table:table-cell>
          <table:table-cell office:value-type="string" table:style-name="ce9">
            <text:p>En produccion Sprint 1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Yo como: administrador Quiero: registrar un producto Para: llevar un registro <text:s/>de mis productos</text:p>
          </table:table-cell>
          <table:table-cell office:value-type="string" table:style-name="ce11">
            <text:p>En produccion Sprint 1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Yo como: administrador Quiero: ver las compras realizadas por un cliente Para: saber los consumos de ese cliente</text:p>
          </table:table-cell>
          <table:table-cell office:value-type="string" table:style-name="ce11">
            <text:p>En produccion Sprint 1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Yo como: administrador Quiero: ver los productos disponibles Para: saber el stock de mis productos</text:p>
          </table:table-cell>
          <table:table-cell office:value-type="string" table:style-name="ce11">
            <text:p>En produccion Sprint 1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Yo como: administrador Quiero: aplicar promoción Para: darle <text:s/>un incentivo al clientes</text:p>
          </table:table-cell>
          <table:table-cell office:value-type="string" table:style-name="ce11">
            <text:p>No realizado</text:p>
          </table:table-cell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Yo como: administrador Quiero: aplicar descuento Para: ofrecerle descuentos a un cliente</text:p>
          </table:table-cell>
          <table:table-cell office:value-type="string" table:style-name="ce11">
            <text:p>No realizado</text:p>
          </table:table-cell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Yo como: administrador Quiero: dar de baja a un cliente Para: tener mi registro actualizado de los clientes</text:p>
          </table:table-cell>
          <table:table-cell office:value-type="string" table:style-name="ce11">
            <text:p>No realizado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Yo como: administrador Quiero: saber el precio de un producto Para: consultarlo cuando sea necesario</text:p>
          </table:table-cell>
          <table:table-cell office:value-type="string" table:style-name="ce11">
            <text:p>No realizado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Yo como: administrador Quiero: saber el id de un producto Para: consultarlo</text:p>
          </table:table-cell>
          <table:table-cell office:value-type="string" table:style-name="ce11">
            <text:p>No realizado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Yo como: administrador Quiero: saber la descripción de un producto Para: conocer en detalle el producto</text:p>
          </table:table-cell>
          <table:table-cell office:value-type="string" table:style-name="ce12">
            <text:p>No realizado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elina</meta:initial-creator>
    <dc:creator>melina</dc:creator>
    <meta:creation-date>2019-10-30T20:02:25Z</meta:creation-date>
    <dc:date>2019-11-05T01:09:19Z</dc:date>
    <meta:editing-cycles>1</meta:editing-cycles>
    <meta:editing-duration>PT19S</meta:editing-duration>
  </office:meta>
</office:document-meta>
</file>